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4</text:p>
      <text:p text:style-name="P1"/>
      <text:p text:style-name="P1"/>
      <text:p text:style-name="P1"/>
      <text:p text:style-name="P1"/>
      <text:p text:style-name="P3">Backlog :</text:p>
      <text:p text:style-name="P2"><text:tab/>- écriture des fonctionnalités :</text:p>
      <text:list xml:id="list30309825" text:style-name="L1">
        <text:list-item>
          <text:list>
            <text:list-item>
              <text:list>
                <text:list-item>
                  <text:p text:style-name="P5">géolocalisation</text:p>
                </text:list-item>
                <text:list-item>
                  <text:p text:style-name="P5">itinéraire vers une station</text:p>
                </text:list-item>
                <text:list-item>
                  <text:p text:style-name="P5">itinéraire le plus rapide possible</text:p>
                </text:list-item>
                <text:list-item>
                  <text:p text:style-name="P5">itinéraire le plus facile possible</text:p>
                </text:list-item>
                <text:list-item>
                  <text:p text:style-name="P5">itinéraire personnalisé</text:p>
                </text:list-item>
              </text:list>
            </text:list-item>
          </text:list>
        </text:list-item>
      </text:list>
      <text:p text:style-name="P2"/>
      <text:list xml:id="list31250605" text:style-name="L3">
        <text:list-item>
          <text:p text:style-name="P6">rédaction de la documentation pour le Sprint 4</text:p>
          <text:p text:style-name="P6"/>
        </text:list-item>
      </text:list>
      <text:p text:style-name="P2"/>
      <text:p text:style-name="P2"/>
      <text:p text:style-name="P2"/>
      <text:p text:style-name="P3"/>
      <text:p text:style-name="P3">Estimations et affectations :</text:p>
      <text:list xml:id="list30298825" text:style-name="L2">
        <text:list-item>
          <text:list>
            <text:list-item>
              <text:p text:style-name="P9">écriture des fonctionnalités (Anthony Da Silva &amp; Romain Dartois) : 3h</text:p>
              <text:p text:style-name="P9"/>
            </text:list-item>
            <text:list-item>
              <text:p text:style-name="P9">rédaction de la documentation pour le Sprint 4 (Cyrielle Bazart) : 30 minutes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3">Burndown Chart : </text:p>
      <text:p text:style-name="P3"/>
      <text:p text:style-name="P3"><draw:frame draw:style-name="fr1" draw:name="Objet1" text:anchor-type="paragraph" svg:width="15.647cm" svg:height="7.953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43:35.16</meta:creation-date>
    <dc:date>2012-05-08T11:31:11.22</dc:date>
    <meta:editing-duration>PT41M41S</meta:editing-duration>
    <meta:editing-cycles>5</meta:editing-cycles>
    <meta:generator>LibreOffice/3.5$Windows_x86 LibreOffice_project/281b639-6baa1d3-ef66a77-d866f25-f36d45f</meta:generator>
    <meta:document-statistic meta:table-count="0" meta:image-count="0" meta:object-count="1" meta:page-count="1" meta:paragraph-count="13" meta:word-count="73" meta:character-count="429" meta:non-whitespace-character-count="3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7cm" svg:height="7.953cm" xlink:href="." xlink:type="simple" chart:class="chart:line" chart:style-name="ch1">
        <chart:title svg:x="5.358cm" svg:y="0.295cm" chart:style-name="ch2">
          <text:p>Burndown Chart Sprint 4</text:p>
        </chart:title>
        <chart:legend chart:legend-position="end" svg:x="13.218cm" svg:y="3.664cm" style:legend-expansion="high" chart:style-name="ch3"/>
        <chart:plot-area chart:style-name="ch4" chart:data-source-has-labels="both" svg:x="0.762cm" svg:y="1.551cm" svg:width="11.832cm" svg:height="5.823cm">
          <chartooo:coordinate-region svg:x="1.424cm" svg:y="1.763cm" svg:width="10.507cm" svg:height="4.938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>27/03/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3/04/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07/04/12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23/04/1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7/04/12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02/05/12</text:p>
              </table:table-cell>
              <table:table-cell office:value-type="float" office:value="29.3">
                <text:p>2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